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2C000000C8D45B7B14.png" manifest:media-type="image/png"/>
  <manifest:file-entry manifest:full-path="Pictures/1000000100000200000002005158D294.png" manifest:media-type="image/png"/>
  <manifest:file-entry manifest:full-path="Pictures/10000001000001DA0000011DC8ECE682.png" manifest:media-type="image/png"/>
  <manifest:file-entry manifest:full-path="Pictures/100000010000032000000320D9E96819.png" manifest:media-type="image/png"/>
  <manifest:file-entry manifest:full-path="Pictures/10000001000001DA0000013C3C894DCC.png" manifest:media-type="image/png"/>
  <manifest:file-entry manifest:full-path="Pictures/10000001000001DA0000013BC217C1AC.png" manifest:media-type="image/png"/>
  <manifest:file-entry manifest:full-path="Pictures/10000001000001DA0000010A3DE08F4B.png" manifest:media-type="image/png"/>
  <manifest:file-entry manifest:full-path="Pictures/10000001000001DA00000163741AB65B.png" manifest:media-type="image/png"/>
  <manifest:file-entry manifest:full-path="Pictures/100000010000032000000190AB7CA68F.png" manifest:media-type="image/png"/>
  <manifest:file-entry manifest:full-path="Pictures/10000001000007D00000053589C1584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3cm" svg:height="15.749cm" svg:x="2.178cm" svg:y="-0.014cm">
          <draw:image xlink:href="Pictures/10000001000007D00000053589C15848.png" xlink:type="simple" xlink:show="embed" xlink:actuate="onLoad" draw:mime-type="image/png">
            <text:p/>
          </draw:image>
        </draw:frame>
        <draw:frame draw:style-name="gr2" draw:text-style-name="P2" draw:layer="layout" svg:width="36.004cm" svg:height="18cm" svg:x="-4.745cm" svg:y="-1.5cm">
          <draw:image xlink:href="Pictures/100000010000032000000190AB7CA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1cm" svg:height="15.729cm" svg:x="3.5cm" svg:y="-0.019cm">
          <draw:image xlink:href="Pictures/10000001000001DA00000163741AB6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6cm" svg:height="15.75cm" svg:x="-0.016cm" svg:y="0cm">
          <draw:image xlink:href="Pictures/10000001000001DA0000010A3DE08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02cm" svg:height="15.75cm" svg:x="2.5cm" svg:y="0cm">
          <draw:image xlink:href="Pictures/10000001000001DA0000013BC217C1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4.5cm" svg:height="15.75cm" svg:x="0cm" svg:y="0cm">
          <draw:image xlink:href="Pictures/10000001000001DA0000013C3C894DCC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5.75cm" draw:transform="rotate (3.14124358773939) translate (28.997cm 15.753cm)">
          <draw:image xlink:href="Pictures/10000001000001DA0000013C3C894DCC.png" xlink:type="simple" xlink:show="embed" xlink:actuate="onLoad" draw:mime-type="image/png">
            <text:p/>
          </draw:image>
        </draw:frame>
        <draw:frame draw:style-name="gr1" draw:text-style-name="P1" draw:layer="layout" svg:width="15.749cm" svg:height="15.749cm" svg:x="6.216cm" svg:y="0.042cm">
          <draw:image xlink:href="Pictures/100000010000032000000320D9E968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6.194cm" svg:height="15.75cm" svg:x="0.924cm" svg:y="0cm">
          <draw:image xlink:href="Pictures/10000001000001DA0000011DC8ECE682.png" xlink:type="simple" xlink:show="embed" xlink:actuate="onLoad" draw:mime-type="image/png">
            <text:p/>
          </draw:image>
        </draw:frame>
        <draw:frame draw:style-name="gr1" draw:text-style-name="P1" draw:layer="layout" svg:width="5.356cm" svg:height="5.356cm" svg:x="22.644cm" svg:y="0cm">
          <draw:image xlink:href="Pictures/1000000100000200000002005158D2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6.194cm" svg:height="15.75cm" svg:x="0.924cm" svg:y="0cm">
          <draw:image xlink:href="Pictures/10000001000001DA0000011DC8ECE6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3.626cm" svg:height="15.75cm" svg:x="2.215cm" svg:y="0cm">
          <draw:image xlink:href="Pictures/100000010000012C000000C8D45B7B14.png" xlink:type="simple" xlink:show="embed" xlink:actuate="onLoad" draw:mime-type="image/png">
            <text:p/>
          </draw:image>
        </draw:frame>
        <draw:frame draw:style-name="gr1" draw:text-style-name="P1" draw:layer="layout" svg:width="5.356cm" svg:height="5.356cm" svg:x="22.644cm" svg:y="0cm">
          <draw:image xlink:href="Pictures/1000000100000200000002005158D2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3.626cm" svg:height="15.75cm" svg:x="2.215cm" svg:y="0cm">
          <draw:image xlink:href="Pictures/100000010000012C000000C8D45B7B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8:43:21.717997028</meta:creation-date>
    <dc:date>2024-01-02T09:14:00.174484203</dc:date>
    <meta:editing-duration>PT39M48S</meta:editing-duration>
    <meta:editing-cycles>2</meta:editing-cycles>
    <meta:generator>LibreOffice/7.6.4.1$Linux_X86_64 LibreOffice_project/60$Build-1</meta:generator>
    <meta:document-statistic meta:object-count="53"/>
  </office:meta>
</office:document-meta>
</file>